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dd" officeooo:paragraph-rsid="000543dd"/>
    </style:style>
    <style:style style:name="T1" style:family="text">
      <style:text-properties fo:color="#ff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</text:span> This document is a highly classified resource.</text:p>
      <text:p text:style-name="P1"><text:span text:style-name="T1">5</text:span> It may use a technique from the workshop.</text:p>
      <text:p text:style-name="P1"><text:span text:style-name="T1">1</text:span> Maybe this time not in headers.</text:p>
      <text:p text:style-name="P1"><text:span text:style-name="T1">{</text:span> And the footers as well.</text:p>
      <text:p text:style-name="P1"><text:span text:style-name="T1">n</text:span> No problems.</text:p>
      <text:p text:style-name="P1"><text:span text:style-name="T1">0</text:span> Find the flag</text:p>
      <text:p text:style-name="P1"><text:span text:style-name="T1">_</text:span> Submit it</text:p>
      <text:p text:style-name="P1"><text:span text:style-name="T1">p</text:span> Earn points</text:p>
      <text:p text:style-name="P1"><text:span text:style-name="T1">r</text:span> Score high</text:p>
      <text:p text:style-name="P1"><text:span text:style-name="T1">0</text:span> make your team proud</text:p>
      <text:p text:style-name="P1"><text:span text:style-name="T1">p</text:span> Do you understand?</text:p>
      <text:p text:style-name="P1"><text:span text:style-name="T1">e</text:span> Oh you are busy finding the flag?</text:p>
      <text:p text:style-name="P1"><text:span text:style-name="T1">r</text:span> Very nice.</text:p>
      <text:p text:style-name="P1"><text:span text:style-name="T1">_</text:span> thats ok</text:p>
      <text:p text:style-name="P1"><text:span text:style-name="T1">h</text:span> I don’t mind</text:p>
      <text:p text:style-name="P1"><text:span text:style-name="T1">1</text:span> but I should say that.</text:p>
      <text:p text:style-name="P1"><text:span text:style-name="T1">d</text:span> Pay heed to my word</text:p>
      <text:p text:style-name="P1"><text:span text:style-name="T1">1</text:span> for pure distraction</text:p>
      <text:p text:style-name="P1"><text:span text:style-name="T1">n</text:span> hahaha I was just distracting you</text:p>
      <text:p text:style-name="P1"><text:span text:style-name="T1">g</text:span> you think I was giving a hint?</text:p>
      <text:p text:style-name="P1"><text:span text:style-name="T1">s</text:span> No no.</text:p>
      <text:p text:style-name="P1"><text:span text:style-name="T1">}</text:span> I just gave you already.</text:p>
      <text:p text:style-name="P1">OPEN YOUR EY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23:59:46.108000000</meta:creation-date>
    <dc:date>2025-06-19T00:07:20.555000000</dc:date>
    <meta:editing-duration>PT7M34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3" meta:word-count="116" meta:character-count="511" meta:non-whitespace-character-count="418"/>
  </office:meta>
</office:document-meta>
</file>